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Calibri Light" style:font-name-asian="Calibri Light" style:font-name-complex="Calibri Light" fo:font-size="25pt" style:font-size-asian="25pt" style:font-size-complex="25pt"/>
    </style:style>
    <style:style style:name="P3" style:parent-style-name="Normal" style:family="paragraph">
      <style:text-properties style:font-name="Calibri Light" style:font-name-asian="Calibri Light" style:font-name-complex="Calibri Light" fo:font-size="25pt" style:font-size-asian="25pt" style:font-size-complex="25pt"/>
    </style:style>
    <style:style style:name="P4" style:parent-style-name="Normal" style:family="paragraph">
      <style:paragraph-properties fo:text-indent="0.4916in"/>
      <style:text-properties style:font-name-asian="MS Mincho" fo:font-size="12pt" style:font-size-asian="12pt" style:font-size-complex="12pt"/>
    </style:style>
    <style:style style:name="P5" style:parent-style-name="Normal" style:family="paragraph">
      <style:text-properties style:font-name-asian="MS Mincho" fo:font-size="12pt" style:font-size-asian="12pt" style:font-size-complex="12pt"/>
    </style:style>
    <style:style style:name="P6" style:parent-style-name="Normal" style:family="paragraph">
      <style:text-properties style:font-name-asian="MS Mincho" fo:font-size="12pt" style:font-size-asian="12pt" style:font-size-complex="12pt"/>
    </style:style>
    <style:style style:name="T7" style:parent-style-name="Fuentedepárrafopredeter." style:family="text">
      <style:text-properties style:font-name-asian="MS Mincho" fo:font-size="12pt" style:font-size-asian="12pt" style:font-size-complex="12pt"/>
    </style:style>
    <style:style style:name="T8" style:parent-style-name="Fuentedepárrafopredeter." style:family="text">
      <style:text-properties style:font-name-asian="MS Mincho" fo:font-size="12pt" style:font-size-asian="12pt" style:font-size-complex="12pt"/>
    </style:style>
    <style:style style:name="T9" style:parent-style-name="Fuentedepárrafopredeter." style:family="text">
      <style:text-properties style:font-name-asian="MS Mincho" fo:font-size="12pt" style:font-size-asian="12pt" style:font-size-complex="12pt"/>
    </style:style>
    <style:style style:name="T10" style:parent-style-name="Fuentedepárrafopredeter." style:family="text">
      <style:text-properties style:font-name-asian="MS Mincho" fo:font-size="12pt" style:font-size-asian="12pt" style:font-size-complex="12pt"/>
    </style:style>
    <style:style style:name="T11" style:parent-style-name="Fuentedepárrafopredeter." style:family="text">
      <style:text-properties style:font-name-asian="MS Mincho" fo:font-size="12pt" style:font-size-asian="12pt" style:font-size-complex="12pt"/>
    </style:style>
    <style:style style:name="T12" style:parent-style-name="Fuentedepárrafopredeter." style:family="text">
      <style:text-properties style:font-name-asian="MS Mincho" fo:font-size="12pt" style:font-size-asian="12pt" style:font-size-complex="12pt"/>
    </style:style>
    <style:style style:name="T13" style:parent-style-name="Fuentedepárrafopredeter." style:family="text">
      <style:text-properties style:font-name-asian="MS Mincho" fo:font-size="12pt" style:font-size-asian="12pt" style:font-size-complex="12pt"/>
    </style:style>
    <style:style style:name="P14" style:parent-style-name="Normal" style:family="paragraph">
      <style:text-properties style:font-name-asian="MS Mincho" fo:font-size="12pt" style:font-size-asian="12pt" style:font-size-complex="12pt"/>
    </style:style>
    <style:style style:name="P15" style:parent-style-name="Normal" style:family="paragraph">
      <style:text-properties style:font-name-asian="MS Mincho" fo:font-size="12pt" style:font-size-asian="12pt" style:font-size-complex="12pt"/>
    </style:style>
    <style:style style:name="P16" style:parent-style-name="Normal" style:family="paragraph">
      <style:text-properties style:font-name-asian="MS Mincho" fo:font-size="12pt" style:font-size-asian="12pt" style:font-size-complex="12pt"/>
    </style:style>
    <style:style style:name="P17" style:parent-style-name="Normal" style:family="paragraph">
      <style:text-properties style:font-name-asian="MS Mincho" fo:font-size="12pt" style:font-size-asian="12pt" style:font-size-complex="12pt"/>
    </style:style>
    <style:style style:name="P18" style:parent-style-name="Normal" style:family="paragraph">
      <style:text-properties style:font-name-asian="MS Mincho" fo:font-size="12pt" style:font-size-asian="12pt" style:font-size-complex="12pt"/>
    </style:style>
    <style:style style:name="P19" style:parent-style-name="Normal" style:family="paragraph">
      <style:text-properties style:font-name-asian="MS Mincho" fo:font-size="12pt" style:font-size-asian="12pt" style:font-size-complex="12pt"/>
    </style:style>
    <style:style style:name="P20" style:parent-style-name="Normal" style:family="paragraph">
      <style:text-properties style:font-name-asian="MS Mincho" fo:font-size="12pt" style:font-size-asian="12pt" style:font-size-complex="12pt"/>
    </style:style>
    <style:style style:name="P21" style:parent-style-name="Normal" style:family="paragraph">
      <style:text-properties style:font-name-asian="MS Mincho" fo:font-size="12pt" style:font-size-asian="12pt" style:font-size-complex="12pt"/>
    </style:style>
    <style:style style:name="P22" style:parent-style-name="Normal" style:family="paragraph">
      <style:text-properties style:font-name-asian="MS Mincho" fo:font-size="12pt" style:font-size-asian="12pt" style:font-size-complex="12pt"/>
    </style:style>
    <style:style style:name="P23" style:parent-style-name="Normal" style:family="paragraph">
      <style:paragraph-properties fo:text-indent="0.4916in"/>
      <style:text-properties style:font-name-asian="MS Mincho" fo:font-size="12pt" style:font-size-asian="12pt" style:font-size-complex="12pt"/>
    </style:style>
    <style:style style:name="P24" style:parent-style-name="Normal" style:family="paragraph">
      <style:text-properties style:font-name-asian="MS Mincho" fo:font-size="12pt" style:font-size-asian="12pt" style:font-size-complex="12pt"/>
    </style:style>
    <style:style style:name="T25" style:parent-style-name="Fuentedepárrafopredeter." style:family="text">
      <style:text-properties style:font-name-asian="MS Mincho" fo:font-size="12pt" style:font-size-asian="12pt" style:font-size-complex="12pt"/>
    </style:style>
    <style:style style:name="T26" style:parent-style-name="Fuentedepárrafopredeter." style:family="text">
      <style:text-properties style:font-name-asian="MS Mincho" fo:font-size="12pt" style:font-size-asian="12pt" style:font-size-complex="12pt"/>
    </style:style>
    <style:style style:name="T27" style:parent-style-name="Fuentedepárrafopredeter." style:family="text">
      <style:text-properties style:font-name-asian="MS Mincho" fo:font-size="12pt" style:font-size-asian="12pt" style:font-size-complex="12pt"/>
    </style:style>
    <style:style style:name="T28" style:parent-style-name="Fuentedepárrafopredeter." style:family="text">
      <style:text-properties style:font-name-asian="MS Mincho" fo:font-size="12pt" style:font-size-asian="12pt" style:font-size-complex="12pt"/>
    </style:style>
  </office:automatic-styles>
  <office:body>
    <office:text text:use-soft-page-breaks="true">
      <text:p text:style-name="P1"><text:span text:style-name="T2">1ª Semana del 10/04/2023 al 14/04/2023</text:span></text:p>
      <text:p text:style-name="P3">Introducción</text:p>
      <text:p text:style-name="P4">Contexto y<text:s/>justificación:</text:p>
      <text:p text:style-name="P5">Bienvenido a la documentación del proyecto de desarrollo de aplicaciones multiplataforma para la gestión de almacenes y ventas. Esta solución ha sido diseñada para facilitar la gestión de inventario y ventas para empresas de diferentes tamaños y sectores y como entrega de un proyecto fin de ciclo.</text:p>
      <text:p text:style-name="P6"/>
      <text:p text:style-name="Normal"><text:span text:style-name="T7">La aplicación es compatible con múltiples plataformas, incluyendo dispositivos móviles y ordenadores de escritorio, lo que permite a los usuarios acceder a la información del inventario y ventas en tiempo real desde cualquier lugar y en cualquier momento.</text:span></text:p>
      <text:p text:style-name="Normal"><text:span text:style-name="T8"><text:s/></text:span></text:p>
      <text:p text:style-name="Normal"><text:span text:style-name="T9">La aplicación también ofrece una amplia variedad de funcionalidades para ayudar a los usuarios a gestionar su inventario y ventas de manera efectiva. Esto incluye la capacidad de agregar y administrar productos, crear y editar órdenes de venta, y realizar un seguimiento de los niveles de inventario en tiempo real.</text:span></text:p>
      <text:p text:style-name="Normal"><text:span text:style-name="T10"><text:s/></text:span></text:p>
      <text:p text:style-name="Normal"><text:span text:style-name="T11">Además, la aplicación cuenta con una interfaz fácil de usar que permite a los usuarios navegar por la aplicación de manera eficiente y encontrar la información que necesitan de manera rápida y sencilla.</text:span></text:p>
      <text:p text:style-name="Normal"><text:span text:style-name="T12"><text:s/></text:span></text:p>
      <text:p text:style-name="Normal"><text:span text:style-name="T13">En esta documentación, encontrará información detallada sobre cómo utilizar la aplicación, incluyendo tutoriales paso a paso y guías de referencia para cada funcionalidad. También se incluyen recomendaciones sobre las mejores prácticas para la gestión del inventario y ventas, y cómo aprovechar al máximo las funcionalidades de la aplicación.</text:span></text:p>
      <text:p text:style-name="P14"/>
      <text:p text:style-name="P15">Soy Alexandre Martínez Correia, estudiante de segundo de grado superior. Dicho grado se cursa de forma presencial en Campus Politécnico Aceimar, situado en Vigo, Galicia.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Descripccion:<text:s/></text:p>
      <text:p text:style-name="P24">Aplicación<text:s/>para la gestión de almacén y ventas, titulada "Gestor de almacén y ventas". Dicha aplicación ha sido programada desde cero en Android Studio, con el objetivo de proporcionar a las empresas una herramienta eficiente y práctica para el control del stock y la gestión de ventas.</text:p>
      <text:p text:style-name="Normal"><text:span text:style-name="T25"><text:s/></text:span></text:p>
      <text:p text:style-name="Normal"><text:span text:style-name="T26">El principal objetivo de la aplicación es permitir a las empresas optimizar sus procesos de gestión de almacén y ventas, mediante la integración de un sistema de registro de stock y un método seguro y sencillo para la gestión de ventas, mediante el uso de código BIDI. La aplicación ha sido diseñada y desarrollada pensando en las necesidades específicas de las empresas españolas, con el fin de mejorar su eficiencia y productividad.</text:span></text:p>
      <text:p text:style-name="Normal"><text:span text:style-name="T27"><text:s/></text:span></text:p>
      <text:p text:style-name="Normal"><text:span text:style-name="T28">En cuanto a las características técnicas, la aplicación ha sido optimizada para funcionar en dispositivos móviles con una resolución de 1080x2340 y densidad de 440dpi, como el Pixel 4a de 5,8 pulgadas, equipado con un procesador Qualcomm Snapdragon 730 a 2,2GHz, almacenamiento interno de 128GB y sistema operativo Android 13 (Tiramisu). La cámara trasera cuenta con una resolución de 12,2 megapíxeles Dual pixel, mientras que la cámara frontal es de 8 megapíxeles. La batería cuenta con una capacidad de 3140 mAh, y las dimensiones del dispositivo son de 144 x 69,4 x 8,2 milímetros, con un peso de 143 gram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andre Martínez Correia</meta:initial-creator>
    <dc:creator>Alexandre Martínez Correia</dc:creator>
    <meta:creation-date>2023-04-03T17:14:00Z</meta:creation-date>
    <dc:date>2023-04-03T17:14:00Z</dc:date>
    <meta:template xlink:href="Normal.dotm" xlink:type="simple"/>
    <meta:editing-cycles>1</meta:editing-cycles>
    <meta:editing-duration>PT0S</meta:editing-duration>
    <meta:document-statistic meta:page-count="1" meta:paragraph-count="6" meta:word-count="466" meta:character-count="3028" meta:row-count="21" meta:non-whitespace-character-count="2568"/>
  </office:meta>
</office:document-meta>
</file>